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5344" calcext:value-type="float">
            <text:p>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7912" calcext:value-type="float">
            <text:p>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3152" calcext:value-type="float">
            <text:p>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1816" calcext:value-type="float">
            <text:p>-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5072" calcext:value-type="float">
            <text:p>-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4-01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11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1872" calcext:value-type="float">
            <text:p>-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1-2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10-2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968" calcext:value-type="float">
            <text:p>-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5192" calcext:value-type="float">
            <text:p>-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0432" calcext:value-type="float">
            <text:p>-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5672" calcext:value-type="float">
            <text:p>-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492" calcext:value-type="float">
            <text:p>-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7672" calcext:value-type="float">
            <text:p>-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136" calcext:value-type="float">
            <text:p>-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3856" calcext:value-type="float">
            <text:p>-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728" calcext:value-type="float">
            <text:p>-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392" calcext:value-type="float">
            <text:p>-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9096" calcext:value-type="float">
            <text:p>-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824" calcext:value-type="float">
            <text:p>-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2624" calcext:value-type="float">
            <text:p>-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9576" calcext:value-type="float">
            <text:p>-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7112" calcext:value-type="float">
            <text:p>-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1768" calcext:value-type="float">
            <text:p>-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048" calcext:value-type="float">
            <text:p>-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6904" calcext:value-type="float">
            <text:p>-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6528" calcext:value-type="float">
            <text:p>-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5568" calcext:value-type="float">
            <text:p>-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0808" calcext:value-type="float">
            <text:p>-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4712" calcext:value-type="float">
            <text:p>-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1664" calcext:value-type="float">
            <text:p>-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776" calcext:value-type="float">
            <text:p>-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3" calcext:value-type="float">
            <text:p>-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3752" calcext:value-type="float">
            <text:p>-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68" calcext:value-type="float">
            <text:p>-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9848" calcext:value-type="float">
            <text:p>-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2R2</text:p>
          </table:table-cell>
          <table:table-cell office:value-type="string" calcext:value-type="string">
            <text:p>Long Creek</text:p>
          </table:table-cell>
          <table:table-cell office:value-type="string" calcext:value-type="string">
            <text:p>2017-09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8448" calcext:value-type="float">
            <text:p>-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34" meta:object-count="0"/>
    <meta:user-defined meta:name="AppVersion">3.0</meta:user-defined>
  </office:meta>
</office:document-meta>
</file>